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65.99mm"/>
    </style:style>
    <style:style style:name="co3" style:family="table-column">
      <style:table-column-properties fo:break-before="auto" style:column-width="86.9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18.92mm" svg:height="162.83mm" svg:x="144.21mm" svg:y="15.14mm">
            <draw:object draw:notify-on-update-of-ranges="Sheet1.A1:Sheet1.A1 Sheet1.A2:Sheet1.A64 Sheet1.B1:Sheet1.B1 Sheet1.B2:Sheet1.B64 Sheet1.C1:Sheet1.C1 Sheet1.C2:Sheet1.C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(Left Axis) Best Individual: Just Genetic</text:p>
          </table:table-cell>
          <table:table-cell office:value-type="string" calcext:value-type="string">
            <text:p>(Right Axis) Best Individual: Genetic and Christofides</text:p>
          </table:table-cell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290.4021345286" calcext:value-type="float">
            <text:p>19290.4021345286</text:p>
          </table:table-cell>
          <table:table-cell office:value-type="float" office:value="9889.5142080318" calcext:value-type="float">
            <text:p>9889.5142080318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506.8380485954" calcext:value-type="float">
            <text:p>12506.8380485954</text:p>
          </table:table-cell>
          <table:table-cell office:value-type="float" office:value="9797.62979089403" calcext:value-type="float">
            <text:p>9797.62979089403</text:p>
          </table:table-cell>
          <table:table-cell table:number-columns-repeated="1021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992.4609100065" calcext:value-type="float">
            <text:p>10992.4609100065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649.5883754943" calcext:value-type="float">
            <text:p>10649.5883754943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576.4577576413" calcext:value-type="float">
            <text:p>10576.4577576413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573.7739499869" calcext:value-type="float">
            <text:p>10573.773949986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541.9500723876" calcext:value-type="float">
            <text:p>10541.9500723876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0540.6556793449" calcext:value-type="float">
            <text:p>10540.6556793449</text:p>
          </table:table-cell>
          <table:table-cell office:value-type="float" office:value="9794.89526399806" calcext:value-type="float">
            <text:p>9794.89526399806</text:p>
          </table:table-cell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12:18:31.076209554</meta:creation-date>
    <dc:date>2021-04-14T12:33:02.152888990</dc:date>
    <meta:editing-duration>PT14M31S</meta:editing-duration>
    <meta:editing-cycles>1</meta:editing-cycles>
    <meta:document-statistic meta:table-count="1" meta:cell-count="19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893cm" svg:height="16.284cm" xlink:href=".." xlink:type="simple" chart:class="chart:line" chart:style-name="ch1">
        <chart:legend chart:legend-position="bottom" svg:x="7.655cm" svg:y="15.685cm" style:legend-expansion="wide" chart:style-name="ch2"/>
        <chart:plot-area chart:style-name="ch3" table:cell-range-address="Sheet1.A1:Sheet1.C64" chart:data-source-has-labels="both" svg:x="0.637cm" svg:y="0.325cm" svg:width="30.619cm" svg:height="14.851cm">
          <chartooo:coordinate-region svg:x="1.814cm" svg:y="0.325cm" svg:width="28.45cm" svg:height="13.466cm"/>
          <chart:axis chart:dimension="x" chart:name="primary-x" chart:style-name="ch4" chartooo:axis-type="auto">
            <chartooo:date-scale/>
            <chart:categories table:cell-range-address="Sheet1.A2:Sheet1.A64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B2:Sheet1.B64" chart:label-cell-address="Sheet1.B1:Sheet1.B1" chart:class="chart:line">
            <chart:data-point chart:repeated="63"/>
          </chart:series>
          <chart:series chart:attached-axis="secondary-y" chart:style-name="ch8" chart:values-cell-range-address="Sheet1.C2:Sheet1.C64" chart:label-cell-address="Sheet1.C1:Sheet1.C1" chart:class="chart:line">
            <chart:data-point chart:repeated="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Left Axis) Best Individual: Just Genetic</text:p>
                <draw:g>
                  <svg:desc>Sheet1.B1:Sheet1.B1</svg:desc>
                </draw:g>
              </table:table-cell>
              <table:table-cell office:value-type="string">
                <text:p>(Right Axis) Best Individual: Genetic and Christofide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00">
                <text:p>400</text:p>
                <draw:g>
                  <svg:desc>Sheet1.A2:Sheet1.A64</svg:desc>
                </draw:g>
              </table:table-cell>
              <table:table-cell office:value-type="float" office:value="19290.4021345286">
                <text:p>19290.4021345286</text:p>
                <draw:g>
                  <svg:desc>Sheet1.B2:Sheet1.B64</svg:desc>
                </draw:g>
              </table:table-cell>
              <table:table-cell office:value-type="float" office:value="9889.5142080318">
                <text:p>9889.5142080318</text:p>
                <draw:g>
                  <svg:desc>Sheet1.C2:Sheet1.C64</svg:desc>
                </draw:g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2506.8380485954">
                <text:p>12506.8380485954</text:p>
              </table:table-cell>
              <table:table-cell office:value-type="float" office:value="9797.62979089403">
                <text:p>9797.6297908940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992.4609100065">
                <text:p>10992.4609100065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0649.5883754943">
                <text:p>10649.5883754943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576.4577576413">
                <text:p>10576.4577576413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0573.7739499869">
                <text:p>10573.773949986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0541.9500723876">
                <text:p>10541.9500723876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10540.6556793449">
                <text:p>10540.6556793449</text:p>
              </table:table-cell>
              <table:table-cell office:value-type="float" office:value="9794.89526399806">
                <text:p>9794.895263998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